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86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ext-properties style:font-name="Liberation Sans" style:font-name-asian="DejaVu Sans" style:font-name-complex="Lohit Hindi"/>
    </style:style>
    <style:style style:name="ce14" style:family="table-cell" style:parent-style-name="Default" style:data-style-name="N84"/>
    <style:style style:name="ce15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6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.</text:p>
          </table:table-cell>
          <table:table-cell table:style-name="ce14"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.</text:p>
          </table:table-cell>
          <table:table-cell table:style-name="ce14"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6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.</text:p>
          </table:table-cell>
          <table:table-cell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katas parte 1 en ruby.</text:p>
          </table:table-cell>
          <table:table-cell office:value-type="date" office:date-value="2013-09-08">
            <text:p>2013-09-08</text:p>
          </table:table-cell>
          <table:table-cell office:value-type="float" office:value="90">
            <text:p>90</text:p>
          </table:table-cell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los articulos <text:s/>VSM y User Stories y Domain Driven Design.</text:p>
          </table:table-cell>
          <table:table-cell office:value-type="date" office:date-value="2013-09-14">
            <text:p>2013-09-14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sponder el cuestionario de VSM y User Stories.</text:p>
          </table:table-cell>
          <table:table-cell office:value-type="date" office:date-value="2013-09-19">
            <text:p>2013-09-1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3" office:value-type="string">
            <text:p>katas parte 2 en ruby.</text:p>
          </table:table-cell>
          <table:table-cell office:value-type="date" office:date-value="2013-09-22">
            <text:p>2013-09-22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Preparar el ambiente web-ruby ,leer articulo pronosticar no es predecir y realizar la kata del juego del ahorcado.</text:p>
          </table:table-cell>
          <table:table-cell office:value-type="date" office:date-value="2013-09-30">
            <text:p>2013-09-3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Agregar a la aplicación web Job Vacancy la capacidad de consultar un oferta y ubicar una oferta en una categoria</text:p>
          </table:table-cell>
          <table:table-cell office:value-type="date" office:date-value="2013-10-07">
            <text:p>2013-10-07</text:p>
          </table:table-cell>
          <table:table-cell office:value-type="float" office:value="150">
            <text:p>150</text:p>
          </table:table-cell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ompletar las Stories de la aplicación Job Vacancy , leer el articulo de integración continua y completar el cuestionario.</text:p>
          </table:table-cell>
          <table:table-cell office:value-type="date" office:date-value="2013-10-16">
            <text:p>2013-10-16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vestigar la diferencia entre los patrones Layers y Tiers.Elegir uno de los siguientes atributos de calidad y preparar un explicación</text:p>
          </table:table-cell>
          <table:table-cell office:value-type="date" office:date-value="2013-10-21">
            <text:p>2013-10-21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rear repositorio y trello con el nombre de la aplicación a desarrollar</text:p>
          </table:table-cell>
          <table:table-cell office:value-type="date" office:date-value="2013-10-26">
            <text:p>2013-10-26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argar en el repositorio el proyecto base y cargar las users stories en el trello</text:p>
          </table:table-cell>
          <table:table-cell office:value-type="date" office:date-value="2013-10-26">
            <text:p>2013-10-2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Realizar las features de las user stories</text:p>
          </table:table-cell>
          <table:table-cell office:value-type="date" office:date-value="2013-10-29">
            <text:p>2013-10-2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Realizar la user story : Como usuario quiero poder loguearme en el sistema</text:p>
          </table:table-cell>
          <table:table-cell office:value-type="date" office:date-value="2013-11-03">
            <text:p>2013-11-0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ealizar la user story : Como usuario quiero poder registrarme para poder utilizar la aplicación</text:p>
          </table:table-cell>
          <table:table-cell office:value-type="date" office:date-value="2013-11-03">
            <text:p>2013-11-0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Realizar la user story : Como usuario quiero que me notifique por email, la <text:s/>próxima fecha tentativa </text:p>
          </table:table-cell>
          <table:table-cell office:value-type="date" office:date-value="2013-11-10">
            <text:p>2013-11-10</text:p>
          </table:table-cell>
          <table:table-cell office:value-type="float" office:value="60">
            <text:p>60</text:p>
          </table:table-cell>
          <table:table-cell office:value-type="float" office:value="250">
            <text:p>25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13" office:value-type="string">
            <text:p>Realizar la user story :Como administrador quiero mostrar publicidad a los usuarios</text:p>
          </table:table-cell>
          <table:table-cell office:value-type="date" office:date-value="2013-11-19">
            <text:p>2013-11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13" office:value-type="string">
            <text:p>Realizar la user story :Como administrador quiero poder crear una publicidad para mostrar en el sitio</text:p>
          </table:table-cell>
          <table:table-cell office:value-type="date" office:date-value="2013-11-19">
            <text:p>2013-11-1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Realizar la user story :Como Alumno quiero poder guardar resúmenes extensos</text:p>
          </table:table-cell>
          <table:table-cell office:value-type="date" office:date-value="2013-11-29">
            <text:p>2013-11-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Realizar la user story : Como Alumno quiero recibir una sugerencia del próximo autor del resumen</text:p>
          </table:table-cell>
          <table:table-cell office:value-type="date" office:date-value="2013-11-29">
            <text:p>2013-11-2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23:13:02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2-09T23:17:30</dc:date>
    <meta:editing-duration>PT2H59M8S</meta:editing-duration>
    <meta:editing-cycles>41</meta:editing-cycles>
    <meta:document-statistic meta:table-count="2" meta:cell-count="186" meta:object-count="0"/>
  </office:meta>
</office:document-meta>
</file>